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color="#ff9900" fo:background-color="transparent"/>
    </style:style>
    <style:style style:name="P4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fo:color="#ff9900" officeooo:paragraph-rsid="00c893ee" fo:background-color="transparent"/>
    </style:style>
    <style:style style:name="P5" style:family="paragraph" style:parent-style-name="Standard">
      <style:text-properties fo:color="#ff9900" officeooo:rsid="00c893ee" officeooo:paragraph-rsid="00c893ee" fo:background-color="transparent"/>
    </style:style>
    <style:style style:name="P6" style:family="paragraph" style:parent-style-name="Standard">
      <style:text-properties fo:color="#ff9900" fo:language="en" fo:country="US" fo:font-weight="bold" fo:background-color="transparent" style:font-weight-asian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ff9900" fo:background-color="transparen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weight="bold" officeooo:rsid="0096af40" officeooo:paragraph-rsid="0096af40" fo:background-color="transparent" style:font-weight-asian="bold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color="#ff9900" fo:language="en" fo:country="US" fo:background-color="transparen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color="#ff9900" fo:background-color="transparen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officeooo:paragraph-rsid="00cab126" fo:background-color="transparent" fo:hyphenate="false" fo:hyphenation-remain-char-count="2" fo:hyphenation-push-char-count="2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style:page-number="auto" fo:break-before="pag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officeooo:paragraph-rsid="00cab126" fo:background-color="transparent" fo:hyphenate="false" fo:hyphenation-remain-char-count="2" fo:hyphenation-push-char-count="2"/>
    </style:style>
    <style:style style:name="P13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color="#ff9900" fo:language="en" fo:country="US" fo:background-color="transparent"/>
    </style:style>
    <style:style style:name="P14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color="#000000" fo:language="en" fo:country="US" officeooo:rsid="002fcf29" officeooo:paragraph-rsid="002fcf29" fo:background-color="transparent"/>
    </style:style>
    <style:style style:name="P15" style:family="paragraph" style:parent-style-name="Standard">
      <style:paragraph-properties fo:margin-left="2.1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color="#000000" fo:language="en" fo:country="US" fo:background-color="transparent"/>
    </style:style>
    <style:style style:name="P16" style:family="paragraph" style:parent-style-name="Standard">
      <style:paragraph-properties fo:margin-left="2.17cm" fo:margin-right="1.101cm" fo:margin-top="0.4cm" fo:margin-bottom="0.4cm" loext:contextual-spacing="false" fo:text-indent="0cm" style:auto-text-indent="false">
        <style:tab-stops>
          <style:tab-stop style:position="0.385cm" style:type="center"/>
        </style:tab-stops>
      </style:paragraph-properties>
      <style:text-properties fo:color="#000000" fo:background-color="transparent"/>
    </style:style>
    <style:style style:name="P17" style:family="paragraph" style:parent-style-name="Text_20_body">
      <style:text-properties fo:color="#ff9900" fo:background-color="transparent"/>
    </style:style>
    <style:style style:name="P18" style:family="paragraph" style:parent-style-name="Text_20_body">
      <style:text-properties fo:color="#ff9900" officeooo:rsid="00c893ee" officeooo:paragraph-rsid="00c893ee" fo:background-color="transparent"/>
    </style:style>
    <style:style style:name="P19" style:family="paragraph" style:parent-style-name="Standard" style:list-style-name="WWNum1"/>
    <style:style style:name="P20" style:family="paragraph" style:parent-style-name="Standard">
      <style:text-properties fo:color="#ff9900" fo:font-weight="bold" fo:background-color="transparent" style:font-weight-asian="bold" style:font-weight-complex="bold"/>
    </style:style>
    <style:style style:name="P21" style:family="paragraph" style:parent-style-name="Standard" style:list-style-name="WWNum3">
      <style:paragraph-properties fo:margin-top="0cm" fo:margin-bottom="0.199cm" loext:contextual-spacing="false">
        <style:tab-stops>
          <style:tab-stop style:position="0.397cm"/>
          <style:tab-stop style:position="0.9cm"/>
        </style:tab-stops>
      </style:paragraph-properties>
      <style:text-properties fo:color="#ff9900" fo:language="en" fo:country="US" fo:background-color="transparent"/>
    </style:style>
    <style:style style:name="P22" style:family="paragraph" style:parent-style-name="Standard" style:list-style-name="WWNum3">
      <style:paragraph-properties fo:margin-top="0cm" fo:margin-bottom="0.199cm" loext:contextual-spacing="false" fo:text-align="start" style:justify-single-word="false">
        <style:tab-stops>
          <style:tab-stop style:position="0.397cm"/>
          <style:tab-stop style:position="0.9cm"/>
        </style:tab-stops>
      </style:paragraph-properties>
      <style:text-properties fo:color="#ff9900" fo:language="en" fo:country="US" fo:background-color="transparent"/>
    </style:style>
    <style:style style:name="P23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24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4c6fe" fo:background-color="transparent" fo:hyphenate="false" fo:hyphenation-remain-char-count="2" fo:hyphenation-push-char-count="2"/>
    </style:style>
    <style:style style:name="P25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60e52" fo:background-color="transparent" fo:hyphenate="false" fo:hyphenation-remain-char-count="2" fo:hyphenation-push-char-count="2"/>
    </style:style>
    <style:style style:name="P26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893ee" fo:background-color="transparent" fo:hyphenate="false" fo:hyphenation-remain-char-count="2" fo:hyphenation-push-char-count="2"/>
    </style:style>
    <style:style style:name="P27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8a0d7" fo:background-color="transparent" fo:hyphenate="false" fo:hyphenation-remain-char-count="2" fo:hyphenation-push-char-count="2"/>
    </style:style>
    <style:style style:name="P28" style:family="paragraph" style:parent-style-name="Heading" style:list-style-name="WWNum1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fo:background-color="transparent" fo:keep-with-next="always" style:writing-mode="lr-tb"/>
      <style:text-properties fo:color="#000000" officeooo:paragraph-rsid="00c893ee" fo:background-color="transparent" fo:hyphenate="false" fo:hyphenation-remain-char-count="2" fo:hyphenation-push-char-count="2"/>
    </style:style>
    <style:style style:name="P29" style:family="paragraph" style:parent-style-name="Text_20_body">
      <style:text-properties fo:color="#000000" officeooo:rsid="00c893ee" officeooo:paragraph-rsid="00c893ee" fo:background-color="transparent"/>
    </style:style>
    <style:style style:name="P30" style:family="paragraph" style:parent-style-name="Text_20_body" style:list-style-name="WWNum1">
      <style:text-properties fo:color="#ff9900" fo:background-color="transparent"/>
    </style:style>
    <style:style style:name="P31" style:family="paragraph" style:parent-style-name="Heading_20_2" style:list-style-name="WWNum1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language="ru" fo:country="RU" officeooo:rsid="00be68c8" officeooo:paragraph-rsid="00be68c8" style:language-asian="zh" style:country-asian="CN" style:language-complex="hi" style:country-complex="IN"/>
    </style:style>
    <style:style style:name="P32" style:family="paragraph" style:parent-style-name="Heading_20_3" style:list-style-name="WWNum1">
      <style:paragraph-properties fo:margin-left="0cm" fo:margin-right="0cm" fo:text-indent="1cm" style:auto-text-indent="false"/>
      <style:text-properties officeooo:rsid="00bfe16e" officeooo:paragraph-rsid="00bfe16e"/>
    </style:style>
    <style:style style:name="P33" style:family="paragraph" style:parent-style-name="Heading_20_3" style:list-style-name="WWNum1">
      <style:paragraph-properties fo:margin-left="0cm" fo:margin-right="0cm" fo:text-indent="1cm" style:auto-text-indent="false"/>
      <style:text-properties fo:color="#ff9900" fo:background-color="transparent"/>
    </style:style>
    <style:style style:name="P34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fo:font-weight="bold" officeooo:rsid="00bfe16e" officeooo:paragraph-rsid="00bfe16e" fo:background-color="transparent" style:language-asian="zh" style:country-asian="CN" style:font-weight-asian="bold" style:language-complex="hi" style:country-complex="IN" style:font-weight-complex="bold"/>
    </style:style>
    <style:style style:name="P35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officeooo:rsid="00c0bfc2" officeooo:paragraph-rsid="00c0bfc2" fo:background-color="transparent" style:language-asian="zh" style:country-asian="CN" style:language-complex="hi" style:country-complex="IN"/>
    </style:style>
    <style:style style:name="P36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officeooo:rsid="00c22e5b" officeooo:paragraph-rsid="00c22e5b" fo:background-color="transparent" style:language-asian="zh" style:country-asian="CN" style:language-complex="hi" style:country-complex="IN"/>
    </style:style>
    <style:style style:name="P37" style:family="paragraph" style:parent-style-name="Heading_20_3" style:list-style-name="WWNum1">
      <style:paragraph-properties fo:margin-left="0cm" fo:margin-right="0cm" fo:text-indent="1cm" style:auto-text-indent="false"/>
      <style:text-properties fo:color="#000000" fo:language="en" fo:country="US" fo:background-color="transparent"/>
    </style:style>
    <style:style style:name="P38" style:family="paragraph" style:parent-style-name="List_20_Paragraph" style:list-style-name="WWNum1">
      <style:text-properties fo:color="#ff9900" fo:background-color="transparent"/>
    </style:style>
    <style:style style:name="P39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color="#ff9900" fo:background-color="transparent" fo:hyphenate="fals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name-asian="Times New Roman1" style:font-weight-asian="bold" style:font-name-complex="Times New Roman1"/>
    </style:style>
    <style:style style:name="T5" style:family="text">
      <style:text-properties fo:language="en" fo:country="US" style:font-weight-complex="bold"/>
    </style:style>
    <style:style style:name="T6" style:family="text">
      <style:text-properties fo:language="en" fo:country="US" style:font-name-asian="Times New Roman1" style:font-name-complex="Times New Roman1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style:font-name-asian="Times New Roman1" style:font-style-asian="italic" style:font-name-complex="Times New Roman1"/>
    </style:style>
    <style:style style:name="T9" style:family="text">
      <style:text-properties style:text-position="super 58%"/>
    </style:style>
    <style:style style:name="T10" style:family="text">
      <style:text-properties style:text-position="super 58%" fo:language="en" fo:country="US"/>
    </style:style>
    <style:style style:name="T11" style:family="text">
      <style:text-properties style:text-position="super 58%" fo:language="en" fo:country="US" style:font-weight-complex="bold"/>
    </style:style>
    <style:style style:name="T12" style:family="text">
      <style:text-properties style:text-position="super 58%" style:font-name="Times New Roman" style:font-name-complex="Times New Roman1"/>
    </style:style>
    <style:style style:name="T13" style:family="text">
      <style:text-properties style:text-position="super 58%" style:font-name-asian="Times New Roman1" style:font-name-complex="Times New Roman1"/>
    </style:style>
    <style:style style:name="T14" style:family="text">
      <style:text-properties style:font-name="Times New Roman" style:font-name-complex="Times New Roman1"/>
    </style:style>
    <style:style style:name="T15" style:family="text">
      <style:text-properties style:font-name="Times New Roman" fo:language="en" fo:country="US" style:font-name-complex="Times New Roman1"/>
    </style:style>
    <style:style style:name="T16" style:family="text">
      <style:text-properties style:font-name="Times New Roman" fo:language="en" fo:country="US" style:font-name-complex="Times New Roman1" style:font-weight-complex="bold"/>
    </style:style>
    <style:style style:name="T17" style:family="text">
      <style:text-properties style:font-name="Times New Roman" fo:language="en" fo:country="US" fo:font-weight="bold" style:font-weight-asian="bold" style:font-name-complex="Times New Roman1"/>
    </style:style>
    <style:style style:name="T18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19" style:family="text">
      <style:text-properties style:font-name="Times New Roman" fo:language="en" fo:country="US" fo:font-weight="bold" style:font-name-asian="Times New Roman1" style:language-asian="ru" style:country-asian="RU" style:font-weight-asian="bold" style:font-name-complex="Times New Roman1"/>
    </style:style>
    <style:style style:name="T20" style:family="text">
      <style:text-properties style:font-name="Times New Roman" fo:language="en" fo:country="US" fo:font-style="italic" style:font-style-asian="italic" style:font-name-complex="Times New Roman1"/>
    </style:style>
    <style:style style:name="T21" style:family="text">
      <style:text-properties style:font-name="Times New Roman" fo:language="en" fo:country="US" fo:font-style="italic" style:font-style-asian="italic" style:font-name-complex="Times New Roman1" style:font-weight-complex="bold"/>
    </style:style>
    <style:style style:name="T22" style:family="text">
      <style:text-properties style:font-name="Times New Roman" fo:language="en" fo:country="US" fo:font-style="italic" style:font-name-asian="Times New Roman1" style:language-asian="ru" style:country-asian="RU" style:font-style-asian="italic" style:font-name-complex="Times New Roman1"/>
    </style:style>
    <style:style style:name="T23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24" style:family="text">
      <style:text-properties style:text-position="sub 58%"/>
    </style:style>
    <style:style style:name="T25" style:family="text">
      <style:text-properties style:text-position="sub 58%" style:font-name="Times New Roman" style:font-name-complex="Times New Roman1"/>
    </style:style>
    <style:style style:name="T26" style:family="text">
      <style:text-properties style:text-position="sub 58%" style:font-name-asian="Times New Roman1" style:font-name-complex="Times New Roman1"/>
    </style:style>
    <style:style style:name="T27" style:family="text">
      <style:text-properties style:text-position="sub 58%" fo:language="en" fo:country="US"/>
    </style:style>
    <style:style style:name="T28" style:family="text">
      <style:text-properties style:text-position="sub 58%" fo:language="en" fo:country="US" style:font-name-asian="Times New Roman1" style:font-name-complex="Times New Roman1"/>
    </style:style>
    <style:style style:name="T29" style:family="text">
      <style:text-properties style:font-name="Symbol" style:font-name-complex="Times New Roman1"/>
    </style:style>
    <style:style style:name="T30" style:family="text">
      <style:text-properties style:font-name="Symbol" fo:language="en" fo:country="US" style:font-name-asian="Times New Roman1" style:font-name-complex="Times New Roman1"/>
    </style:style>
    <style:style style:name="T31" style:family="text">
      <style:text-properties fo:font-weight="bold" style:font-weight-asian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style:font-weight-complex="bold"/>
    </style:style>
    <style:style style:name="T34" style:family="text">
      <style:text-properties style:font-name-asian="Times New Roman1" style:font-name-complex="Times New Roman1"/>
    </style:style>
    <style:style style:name="T35" style:family="text">
      <style:text-properties officeooo:rsid="0084f2b0"/>
    </style:style>
    <style:style style:name="T36" style:family="text">
      <style:text-properties officeooo:rsid="00beaaeb"/>
    </style:style>
    <style:style style:name="T37" style:family="text">
      <style:text-properties officeooo:rsid="001c3004"/>
    </style:style>
    <style:style style:name="T38" style:family="text">
      <style:text-properties officeooo:rsid="00925906"/>
    </style:style>
    <style:style style:name="T39" style:family="text">
      <style:text-properties fo:language="ru" fo:country="RU" fo:font-weight="bold" officeooo:rsid="002fcf29" style:language-asian="zh" style:country-asian="CN" style:font-weight-asian="bold" style:language-complex="hi" style:country-complex="IN" style:font-weight-complex="bold"/>
    </style:style>
    <style:style style:name="T40" style:family="text">
      <style:text-properties fo:language="ru" fo:country="RU" fo:font-weight="bold" officeooo:rsid="0096af40" style:language-asian="zh" style:country-asian="CN" style:font-weight-asian="bold" style:language-complex="hi" style:country-complex="IN" style:font-weight-complex="bold"/>
    </style:style>
    <style:style style:name="T41" style:family="text">
      <style:text-properties fo:language="ru" fo:country="RU" fo:font-weight="bold" officeooo:rsid="00cab126" style:language-asian="zh" style:country-asian="CN" style:font-weight-asian="bold" style:language-complex="hi" style:country-complex="IN" style:font-weight-complex="bold"/>
    </style:style>
    <style:style style:name="T42" style:family="text">
      <style:text-properties officeooo:rsid="00c4c6fe"/>
    </style:style>
    <style:style style:name="T43" style:family="text">
      <style:text-properties officeooo:rsid="00c60e52"/>
    </style:style>
    <style:style style:name="T44" style:family="text">
      <style:text-properties officeooo:rsid="00c893ee"/>
    </style:style>
    <style:style style:name="T45" style:family="text">
      <style:text-properties officeooo:rsid="00c8a0d7"/>
    </style:style>
    <style:style style:name="T46" style:family="text">
      <style:text-properties officeooo:rsid="00cab1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62675132471720862" text:style-name="WWNum1">
        <text:list-item>
          <text:list>
            <text:list-item>
              <text:h text:style-name="P31" text:outline-level="2">Масс спектро<text:span text:style-name="T36">мет</text:span>рия и особенности фрагментации трифлатных, тозилатных и тетрафторборатных солей диазонии при ионизации электроспреем</text:h>
            </text:list-item>
          </text:list>
        </text:list-item>
      </text:list>
      <text:p text:style-name="Standard"><text:span text:style-name="T1">Alexander A. Bondarev,</text:span><text:span text:style-name="T10">1</text:span><text:span text:style-name="T1"> Evgeny V. Naumov,</text:span><text:span text:style-name="T10">1</text:span><text:span text:style-name="T1"> Assiya Zh. Kassanova</text:span><text:span text:style-name="T10">2</text:span><text:span text:style-name="T1">, Elena A. Krasnokutskaya</text:span><text:span text:style-name="T10">2</text:span><text:span text:style-name="T1">, Victor D. Filimonov</text:span><text:span text:style-name="T10">2</text:span><text:span text:style-name="T1"> </text:span></text:p>
      <text:p text:style-name="P2"/>
      <text:p text:style-name="Standard"><text:span text:style-name="T10">1 </text:span><text:span text:style-name="T1">Department of Biomedicine, Altai State University, Barnaul, Russia, alex_root@mail.ru</text:span></text:p>
      <text:p text:style-name="Standard"><text:span text:style-name="T10">2 </text:span><text:span text:style-name="T1">Department of Biotechnology and Organic Chemistry, National Research Tomsk Polytechnic University, 634050 Tomsk, Russia <text:s/></text:span></text:p>
      <text:list xml:id="list164927060110425" text:continue-numbering="true" text:style-name="WWNum1">
        <text:list-item>
          <text:list>
            <text:list-item>
              <text:list>
                <text:list-item>
                  <text:h text:style-name="P32" text:outline-level="3">Abstract</text:h>
                </text:list-item>
                <text:list-item>
                  <text:p text:style-name="P19"/>
                </text:list-item>
                <text:list-item>
                  <text:h text:style-name="P32" text:outline-level="3">1. Introduction</text:h>
                  <text:list>
                    <text:list-item>
                      <text:p text:style-name="P39"><text:span text:style-name="T14">Ароматические диазониевые соли (</text:span><text:span text:style-name="T15">DS</text:span><text:span text:style-name="T14">) являются одними из важнейших строительных блоков классического органического синтеза и индустрии [1]. Кроме того,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, они находят применение в получении современных макро- и наноразмерных композитных органических материалов [2]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>Вместе с тем, для многих <text:span text:style-name="T1">DS</text:span> типичны такие недостатки, как малая устойчивость при хранении в сухом состоянии и склонность к взрывообразному разложению при нагревании, <text:s/>фотоооблучении и механических воздействиях [1<text:span text:style-name="T1">a</text:span>],<text:span text:style-name="T9"> </text:span>что затрудняет их получение и использование особенно в промышленном масштабе.</text:p>
      <text:p text:style-name="P3"><text:span text:style-name="T14">Давно известно, что солянокислые растворы арендиазоний хлоридов могут быть «стабилизированы» добавками нафталинсульфокислоты. Предполагалось, хотя и без доказательств, что эта стабилизация происходит за счет ионного обмена и образования в растворах арендиазоний нафтилсульфонатов [1</text:span><text:span text:style-name="T15">a</text:span><text:span text:style-name="T14">]. Ранее нам впервые удалось получить в индивидуальном состоянии арендиазоний тозилаты ArN</text:span><text:span text:style-name="T25">2</text:span><text:span text:style-name="T12">+ </text:span><text:span text:style-name="T14">TsO</text:span><text:span text:style-name="T12">-</text:span><text:span text:style-name="T14"> и показать, что они действительно стабильны при хранении в сухом состоянии, хорошо растворимы, как в воде, так и полярных растворителях [3]. В то же время, они недороги, легко получаются из доступного сырья, обладают высокой «диазониевой» активностью и с успехом используются для галоид-дедиазонирования [3,4</text:span><text:span text:style-name="T15">a</text:span><text:span text:style-name="T14">-</text:span><text:span text:style-name="T15">e</text:span><text:span text:style-name="T14">] и введение в арены изотопа </text:span><text:span text:style-name="T12">18</text:span><text:span text:style-name="T14">F [4</text:span><text:span text:style-name="T15">f</text:span><text:span text:style-name="T14">], для получения ароматических азидов [4</text:span><text:span text:style-name="T15">g</text:span><text:span text:style-name="T14">], проведения azo-coupling с этил </text:span><text:span text:style-name="T29"></text:span><text:span text:style-name="T14">-метилацетоацетатом [5</text:span><text:span text:style-name="T15">a</text:span><text:span text:style-name="T14">], замещении диазониевой группы на триэтоксисилильную [5</text:span><text:span text:style-name="T15">b</text:span><text:span text:style-name="T14">], Cu- и Pd-catalyzed арилирования 5</text:span><text:span text:style-name="T15">c</text:span><text:span text:style-name="T14">,</text:span><text:span text:style-name="T15">d</text:span><text:span text:style-name="T14">].</text:span><text:span text:style-name="T12"> </text:span><text:span text:style-name="T14">Кроме того, арендиазоний тозилаты оказались удобными агентами ковалентной прививки ароматических групп к поверхностям карбонизированных наночастиц металлов [5</text:span><text:span text:style-name="T15">e</text:span><text:span text:style-name="T14">] и графену [5</text:span><text:span text:style-name="T15">f</text:span><text:span text:style-name="T14">].</text:span> </text:p>
      <text:p text:style-name="P3"><text:soft-page-break/>В данной работе мы получили и охарактеризовали арендиазоний трифлаты <text:s/><text:span text:style-name="T1">ArN</text:span><text:span text:style-name="T24">2</text:span><text:span text:style-name="T9">+</text:span> <text:span text:style-name="T1">TfO</text:span><text:span text:style-name="T9">-</text:span> (ADTF) (<text:span text:style-name="T31">1</text:span><text:span text:style-name="T2">a</text:span><text:span text:style-name="T31">-</text:span><text:span text:style-name="T2">d</text:span>), содержащие нитро- и метоксигруппы в ароматическом кольце, путем диазотирования соответствующих анилинов в присутствии трифторметилсульфокислоты. Выбор последнего типа DS обусловлен тем, что трифторметансульфокислота является сильнейшей сульфокислотой и ADTF должны представлять крайний член ряда арендиазоний сульфонатов. Соли <text:span text:style-name="T31">1</text:span><text:span text:style-name="T2">a</text:span><text:span text:style-name="T31">-</text:span><text:span text:style-name="T2">d</text:span>, подобно <text:span text:style-name="T14">арендиазоний тозилатам,</text:span> также оказались стабильными при хранении в сухом состоянии. <text:s/></text:p>
      <text:p text:style-name="P3">Для лучшей оценки возможностей безопасного применения ADTF не только в лабораторной практике, но и индустриальном масштабе в планировании химических процессов и проектировании оборудования необходимо тщательно исследовать их термическую стабильность и энергии разложения.</text:p>
      <text:p text:style-name="P3">Целью нашей работы являлось первое изучение кинетики и термодинамики термического разложения ADTF <text:span text:style-name="T31">1</text:span><text:span text:style-name="T2">a</text:span><text:span text:style-name="T31">-</text:span><text:span text:style-name="T2">d</text:span> в сравнении с 4-<text:span text:style-name="T1">nitrobenzenediazonium</text:span> <text:span text:style-name="T1">tosilate</text:span> <text:span text:style-name="T31">2</text:span> и 4-<text:span text:style-name="T1">nitrobenzenediazonium</text:span> <text:span text:style-name="T1">tetrafluoroborate</text:span> <text:span text:style-name="T31">3 </text:span>методами DSC/TGA и потоковой калориметрии и выработка критериев оценки стабильности ряда диазониевых солей с различными анионами и заместителями. В качестве заместителей в ароматическом ядре диазоний-катионов выбраны электроноакцепторная нитро-группа и электронодонорная метокси-группа по следующим соображениям. Во-первых, по некоторым данным диазониевые соли с NO<text:span text:style-name="T24">2</text:span> группами в ароматическом ядре являются наиболее взрывоопасными и представляют, таким образом, наивысший порог этих свойств. Во-вторых, диазониевые соли с NO<text:span text:style-name="T24">2</text:span> и MeO группами в ароматическом ядре наиболее резко различаются по своим свойствам [1<text:span text:style-name="T1">a</text:span>],<text:span text:style-name="T9"> </text:span>т.е. должны охватывать наиболее широкий диапазон изучаемых свойств.</text:p>
      <text:p text:style-name="P3">Другая задача данной работы состояла в оценке возможностей <text:span text:style-name="T1">DFT</text:span> квантово-химических методов для теоретической оценки процессов термического разложения DS и прояснения его механизма. Насколько нам известно, <text:span text:style-name="T1">DFT</text:span> методы для этих целей ранее не использовались. </text:p>
      <text:p text:style-name="P3">Эти исследования важны как с прикладной точки зрения, для оценки стабильности конкретных солей, возможностей и ограничений их индустриального применения, так и для лучшего понимания механизмов термического разложения DS. Знание механизмов и основных закономерностей разложения позволит наметить дальнейшие пути для повышения стабильности этого класса веществ. Повышение стабильности в свою очередь расширит сферы применения диазониевых солей и повысит уровень безопасности их использования.</text:p>
      <text:list xml:id="list164926480741260" text:continue-numbering="true" text:style-name="WWNum1">
        <text:list-item>
          <text:list>
            <text:list-item>
              <text:list>
                <text:list-item>
                  <text:h text:style-name="P33" text:outline-level="3">Литературные данные</text:h>
                </text:list-item>
              </text:list>
            </text:list-item>
          </text:list>
        </text:list-item>
      </text:list>
      <text:p text:style-name="P3">Опубликован ряд работ, в которых рассматривались процессы термического [6] и фотохимического [7] разложению DS в различных растворах, включая ионные жидкости, главным образом, с целью определения механизмов реакций.</text:p>
      <text:p text:style-name="P3">Стабильность же и безопасность диазониевых солей в чистом сухом виде при хранении изучены относительно мало. В работах [8] приводили сравнительный анализ и оценку устойчивости диазониевых солей к детонации и воздействию пламени без определения продуктов разложения. В статье [8<text:span text:style-name="T1">b</text:span>] был исследован изотопный эффект <text:span text:style-name="T9">15</text:span>N для реакций <text:soft-page-break/>разложения фенилдиазоний хлоридов и тетрафторборатов. Выявлено, что изотопный эффект не чувствителен к природе и положению заместителей в ароматическом кольце и природе противоиона. Разница в энергии активации для разложения <text:span text:style-name="T9">14</text:span>N и <text:span text:style-name="T9">15</text:span>N изотопно-меченых диазониевых солей составляет 32 кал/моль. В работе [8<text:span text:style-name="T1">a</text:span>] проведен сравнительный анализ энергий термического разложения и детонационной чувствительности арендиазоний хлоридов, замечено, что в ряду орто-, мета- и пара-производных чувствительность к детонации уменьшается. Существенное влияние оказывает природа заместителя в ароматическом ядре, нитропроизводные оказались заметно более чувствительны к удару, чем хлорпроизводные. Наблюдается понижение детонационной чувствительности с увеличением молекулярной массы, что связано с уменьшением удельной величины выделяемой энергии на единицу массы. Отмечено, что детонационная стабильность сильно зависит от размера и формы кристаллов, а также от наличия примесей. Корреляции между чувствительностью к детонации и термической стабильностью не обнаружены. В целом авторы замечают, что установленные зависимости не всегда выполняются и в большинстве случаев вопрос стабильности диазониевых солей необходимо рассматривать в индивидуальном порядке.</text:p>
      <text:p text:style-name="P3">В работах [3, 4<text:span text:style-name="T1">b</text:span>] определены энергии термического разложения некоторых <text:span text:style-name="T14">арендиазоний тозилатов </text:span>методом <text:span text:style-name="T1">DSC</text:span> и показано, что в большинстве случаев эти энергии лежат ниже 800 <text:span text:style-name="T1">J</text:span>\<text:span text:style-name="T1">g</text:span>. Однако продукты термического разложения ADTS не исследовались и остаются до сих пор неизвестными.</text:p>
      <text:list xml:id="list164925690211059" text:continue-numbering="true" text:style-name="WWNum1">
        <text:list-item>
          <text:list>
            <text:list-item>
              <text:list>
                <text:list-item>
                  <text:h text:style-name="P34" text:outline-level="3">2. Experimental section</text:h>
                </text:list-item>
                <text:list-item>
                  <text:p text:style-name="P23">2.1. <text:span text:style-name="T42">Получение диазониевых солей</text:span></text:p>
                </text:list-item>
              </text:list>
            </text:list-item>
          </text:list>
        </text:list-item>
      </text:list>
      <text:p text:style-name="P3"><text:span text:style-name="T4">General synthesis of arenediazonium trflates (1a-d)</text:span><text:span text:style-name="T2"> </text:span></text:p>
      <text:p text:style-name="P3">В<text:span text:style-name="T1"> 6 </text:span>мл<text:span text:style-name="T1"> </text:span>ледяной<text:span text:style-name="T1"> </text:span>уксусной<text:span text:style-name="T1"> </text:span>кислоты<text:span text:style-name="T1"> </text:span>растворяли<text:span text:style-name="T1"> 0.5 </text:span>мл<text:span text:style-name="T1"> (1.2 mmol) </text:span>трифторметансульфокислоты<text:span text:style-name="T1"> </text:span>и<text:span text:style-name="T1"> 1.0 mmol aniline. <text:s/></text:span>К раствору при перемешивании по каплям прибавляли 1 <text:span text:style-name="T1">mmol</text:span> <text:span text:style-name="T1">butyl</text:span> <text:span text:style-name="T1">nitrite</text:span> при температуре 0-5 <text:span text:style-name="T9">о</text:span>С. Затем, при охлаждении по каплям прибавляли 0,6 мл бутилнитрита. Реакционную массу перемешивали при 10-15 <text:span text:style-name="T9">о</text:span>С в течение <text:s/>10-20 мин до исчезновения пятна анилина на ТСХ (элюент гексан-<text:span text:style-name="T1">EtOAc</text:span> 3:2). К реакционному раствору прибавляли 100-150 мл эфира, отфильтровывали осадок соли <text:span text:style-name="T31">1</text:span>, промывали эфиром и высушивали в вакууме при комнатной температуре 48 часов.</text:p>
      <text:p text:style-name="P3"><text:span text:style-name="T32">2-</text:span><text:span text:style-name="T3">Nitrobenzenediazonium</text:span><text:span text:style-name="T32"> </text:span><text:span text:style-name="T3">trifluoromethanesulfonate</text:span><text:span text:style-name="T32"> (1</text:span><text:span text:style-name="T3">a</text:span><text:span text:style-name="T32">). </text:span><text:span text:style-name="T5">Yeild</text:span><text:span text:style-name="T33"> 94%, </text:span><text:span text:style-name="T5">mp</text:span><text:span text:style-name="T33"> 110 </text:span><text:span text:style-name="T11">o</text:span><text:span text:style-name="T5">C</text:span><text:span text:style-name="T33">. </text:span><text:span text:style-name="T13">1</text:span><text:span text:style-name="T6">H</text:span><text:span text:style-name="T34"> ЯМР (300 МГц, </text:span><text:span text:style-name="T6">DMSO</text:span><text:span text:style-name="T34">-</text:span><text:span text:style-name="T6">d</text:span><text:span text:style-name="T26">6</text:span><text:span text:style-name="T34">), </text:span><text:span text:style-name="T30"></text:span><text:span text:style-name="T34">, </text:span><text:span text:style-name="T6">ppm</text:span><text:span text:style-name="T34">:</text:span> 8.39-8.44 (м, 1Н, <text:span text:style-name="T1">J</text:span>=15.9 Гц), 8.51-8.56 (м, 1Н, <text:span text:style-name="T1">J</text:span>=15.9 Гц), 8.79 (д, 1Н, <text:span text:style-name="T1">J</text:span>=8.1 Гц), 9.12 (д, 1Н, <text:span text:style-name="T1">J</text:span> 8.1 Гц). 13 С ЯМР (75 МГц, ДМСО-<text:span text:style-name="T1">d</text:span><text:span text:style-name="T24">6</text:span> ) <text:span text:style-name="T1">δ</text:span>: 120.6 (<text:span text:style-name="T1">t</text:span>, <text:span text:style-name="T1">CF</text:span><text:span text:style-name="T24">3</text:span>, <text:span text:style-name="T1">J</text:span>=320 Гц), 111.1, 118.5, 122.8, 128.1, 136.6, 142.3, 144.5. <text:span text:style-name="T1">IR (KBr): 2359 см</text:span><text:span text:style-name="T10">-1</text:span><text:span text:style-name="T1"> . </text:span></text:p>
      <text:p text:style-name="P7"><text:span text:style-name="T1">Calc.: C</text:span><text:span text:style-name="T27">7</text:span><text:span text:style-name="T1">H</text:span><text:span text:style-name="T27">4</text:span><text:span text:style-name="T1">F</text:span><text:span text:style-name="T27">3</text:span><text:span text:style-name="T1">N</text:span><text:span text:style-name="T27">3</text:span><text:span text:style-name="T1">O</text:span><text:span text:style-name="T27">5</text:span><text:span text:style-name="T1">S, C, 28.10; H, 1.35; N, 14.04; S, 10.72, F, 19.05. Found: C, 28.09; H, 1.32; N, 13.89; S, 10.85; F, 19.40.</text:span></text:p>
      <text:p text:style-name="P3"><text:span text:style-name="T3">3-Nitrobenzenediazonium trifluoromethanesulfonate (1b).</text:span><text:span text:style-name="T1"> </text:span><text:span text:style-name="T10">1</text:span><text:span text:style-name="T1">H NMR (300MHz, </text:span><text:span text:style-name="T6">DMSO-d</text:span><text:span text:style-name="T28">6</text:span><text:span text:style-name="T6">)</text:span><text:span text:style-name="T1">,</text:span></text:p>
      <text:p text:style-name="P3"><text:span text:style-name="T3">4-Nitrobenzenediazonium trifluoromethanesulfonate (1c).</text:span><text:span text:style-name="T1"> </text:span><text:span text:style-name="T10">1</text:span><text:span text:style-name="T1">H NMR (300MHz, </text:span><text:span text:style-name="T6">DMSO-d</text:span><text:span text:style-name="T28">6</text:span><text:span text:style-name="T6">)</text:span><text:span text:style-name="T1">,</text:span></text:p>
      <text:p text:style-name="P3"><text:span text:style-name="T3">4-Methoxybenzenediazonium trifluoromethanesulfonate (1d).</text:span><text:span text:style-name="T1"> </text:span><text:span text:style-name="T10">1</text:span><text:span text:style-name="T1">H NMR (300MHz, </text:span><text:span text:style-name="T6">DMSO-d</text:span><text:span text:style-name="T28">6</text:span><text:span text:style-name="T6">)</text:span><text:span text:style-name="T1">,</text:span></text:p>
      <text:p text:style-name="P6"><text:soft-page-break/>4-Nitrobenzenediazonium tosylate (2)</text:p>
      <text:p text:style-name="P3">В 5 мл ледяной уксусной кислоты растворяли 0.928 г (5.4 <text:span text:style-name="T1">mmol</text:span>) <text:span text:style-name="T7">p</text:span>-<text:span text:style-name="T1">TsOH</text:span> <text:s/>и <text:s/>0.553 г (4.0 <text:span text:style-name="T1">mmol</text:span>) <text:span text:style-name="T7">p</text:span>-<text:span text:style-name="T1">nitroaniline</text:span>. К раствору при перемешивании по каплям прибавляли 0.6 мл (4.8 <text:span text:style-name="T1">mmol</text:span>) <text:span text:style-name="T1">butyl</text:span> <text:span text:style-name="T1">nitrite</text:span> при температуре 0-5 <text:span text:style-name="T9">о</text:span>С. Реакционную массу перемешивали при 10-15 <text:span text:style-name="T9">о</text:span>С в течение <text:s/>20 мин до исчезновения пятна анилина на ТСХ (элюент гексан-<text:span text:style-name="T1">EtOAc</text:span> 3:2). К реакционному раствору прибавляли 200 мл эфира, отфильтровывали осадок соли <text:span text:style-name="T31">2</text:span>, промывали эфиром и высушивали в вакууме при комнатной температуре 48 часов. <text:span text:style-name="T1">Yield</text:span>, 1.4 <text:span text:style-name="T1">g</text:span> (90%), <text:span text:style-name="T1">mp</text:span> 132 <text:span text:style-name="T10">o</text:span><text:span text:style-name="T1">C</text:span> (<text:span text:style-name="T1">lit</text:span> <text:span text:style-name="T9">3</text:span><text:span text:style-name="T1"> </text:span>132 <text:span text:style-name="T10">o</text:span><text:span text:style-name="T1">C</text:span>). </text:p>
      <text:p text:style-name="P3"><text:span text:style-name="T13">1</text:span><text:span text:style-name="T6">H</text:span><text:span text:style-name="T34"> ЯМР (300 МГц, </text:span><text:span text:style-name="T6">DMSO</text:span><text:span text:style-name="T34">-</text:span><text:span text:style-name="T6">d</text:span><text:span text:style-name="T26">6</text:span><text:span text:style-name="T34">), </text:span><text:span text:style-name="T30"></text:span><text:span text:style-name="T34">, </text:span><text:span text:style-name="T6">ppm</text:span><text:span text:style-name="T34">: 2.28 (</text:span><text:span text:style-name="T6">s</text:span><text:span text:style-name="T34">, 3</text:span><text:span text:style-name="T6">H</text:span><text:span text:style-name="T34">), 7.09 (</text:span><text:span text:style-name="T6">d</text:span><text:span text:style-name="T34">, 2</text:span><text:span text:style-name="T6">H</text:span><text:span text:style-name="T34">, </text:span><text:span text:style-name="T8">J</text:span><text:span text:style-name="T34">=7.8 Гц), 7.45 (</text:span><text:span text:style-name="T6">d</text:span><text:span text:style-name="T34">, 2</text:span><text:span text:style-name="T6">H</text:span><text:span text:style-name="T34">, </text:span><text:span text:style-name="T6">J</text:span><text:span text:style-name="T34">=7.8 Гц), 8.68 (</text:span><text:span text:style-name="T6">d</text:span><text:span text:style-name="T34">, 2</text:span><text:span text:style-name="T6">H</text:span><text:span text:style-name="T34">, </text:span><text:span text:style-name="T8">J</text:span><text:span text:style-name="T34">=9.3 Гц), 8.92 (</text:span><text:span text:style-name="T6">d</text:span><text:span text:style-name="T34">, 2</text:span><text:span text:style-name="T6">H</text:span><text:span text:style-name="T34">, </text:span><text:span text:style-name="T8">J</text:span><text:span text:style-name="T34">=9.0 Гц). </text:span><text:span text:style-name="T13">13</text:span><text:span text:style-name="T6">C</text:span><text:span text:style-name="T34"> ЯМР (75 МГц, ДМСО), </text:span><text:span text:style-name="T30"></text:span><text:span text:style-name="T34">, </text:span><text:span text:style-name="T6">ppm</text:span><text:span text:style-name="T34">: 20.84, 121.96, 125.57, 126.05, 128.18, 134.59, 137.85, 145.55, 153.22.</text:span></text:p>
      <text:p text:style-name="P3"><text:span text:style-name="T31">4-</text:span><text:span text:style-name="T2">Nitrobenzenediazonium</text:span><text:span text:style-name="T31"> </text:span><text:span text:style-name="T2">tetrafluoroborate</text:span><text:span text:style-name="T31"> (3)</text:span> получен по методу [9].</text:p>
      <text:list xml:id="list164926223116648" text:continue-numbering="true" text:style-name="WWNum1">
        <text:list-item>
          <text:list>
            <text:list-item>
              <text:list>
                <text:list-item>
                  <text:p text:style-name="P24">2.<text:span text:style-name="T43">2</text:span>. <text:span text:style-name="T43">Масс спектрометрия растворов солей</text:span></text:p>
                </text:list-item>
              </text:list>
            </text:list-item>
          </text:list>
        </text:list-item>
      </text:list>
      <text:p text:style-name="P5">1</text:p>
      <text:list xml:id="list164925581866988" text:continue-numbering="true" text:style-name="WWNum1">
        <text:list-item>
          <text:list>
            <text:list-item>
              <text:list>
                <text:list-item>
                  <text:p text:style-name="P25">2.<text:span text:style-name="T43">3</text:span>. <text:span text:style-name="T43">Квантовохимические расчеты</text:span></text:p>
                </text:list-item>
              </text:list>
            </text:list-item>
          </text:list>
        </text:list-item>
      </text:list>
      <text:p text:style-name="P3">Квантовохимические расчеты предполагаемых реакций разложения диазониевых солей проводили методом R-B3LYP в базисе aug-cc-pVDZ с помощью програмного комплекса Gaussian 09. Для расчета термодинамики на первом этапе была произведена оптимизация геометрии всех молекул участвующих в реакции, отсутствие отрицательных частот ИК доказывает стационарный характер стабильность исследуемых структур. Затем,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— 75, 80, 85 <text:span text:style-name="T9">о</text:span>С, а также при нормальных условиях 25<text:span text:style-name="T9">о</text:span>С и 1 атм. Полученные термодинамические параметры использовали для расчета теоретической термодинамики предполагаемых процессов.</text:p>
      <text:list xml:id="list164925145900224" text:continue-numbering="true" text:style-name="WWNum1">
        <text:list-item>
          <text:list>
            <text:list-item>
              <text:list>
                <text:list-item>
                  <text:h text:style-name="P35" text:outline-level="3">3. Results and discussion</text:h>
                </text:list-item>
                <text:list-item>
                  <text:p text:style-name="P26"><text:span text:style-name="T44">3</text:span>.<text:span text:style-name="T44">1</text:span>. <text:span text:style-name="T43">Масс спектры растворов солей диазония</text:span></text:p>
                </text:list-item>
              </text:list>
            </text:list-item>
          </text:list>
        </text:list-item>
      </text:list>
      <text:p text:style-name="P17">Известно, что на устойчивость <text:span text:style-name="T1">DS</text:span> влияет наличие примесей, которые часто не контролируются обычными аналитическими методами [1<text:span text:style-name="T1">a</text:span>, 8<text:span text:style-name="T1">a</text:span>]. <text:span text:style-name="T35">Н</text:span>а примере <text:span text:style-name="T15">ADT</text:span><text:span text:style-name="T14">S</text:span> <text:span text:style-name="T31">2</text:span> мы определили параметры изотермического разложения образцов четырех синтетических партий, полученных в идентичных условиях (<text:span text:style-name="T1">sources</text:span> <text:span text:style-name="T1">v</text:span>1-<text:span text:style-name="T1">v</text:span>4), а также образцов, очищенных однократным <text:s/>и двукратным (<text:span text:style-name="T1">repricipitation</text:span> 1 <text:span text:style-name="T1">and</text:span> 2) повторным осаждением <text:s/>из растворов в уксусной кислоте эфиром. Полученные результаты, представленные в таблице 1, показывают, что измерения воспроизводимы и в пределах статистически достоверных различий не зависят от источника образца, хотя существует тенденция снижения величины максимального и начального теплового потока в зависимости от числа переосаждений. <text:span text:style-name="T37">Также не замечено статистических различий для проведения разложения в атмосфере азота, воздуха и аргона. Дальнейшие исследования потоковой калориметрии проводились в атмосфере </text:span><text:soft-page-break/><text:span text:style-name="T37">азота. Среднестатистическое отклонение (RMD) для величин констант скорости и энтальпии составляет 5%.</text:span></text:p>
      <text:list xml:id="list164925164559082" text:continue-numbering="true" text:style-name="WWNum1">
        <text:list-item>
          <text:list>
            <text:list-item>
              <text:list>
                <text:list-item>
                  <text:p text:style-name="P26"><text:span text:style-name="T44">3</text:span>.<text:span text:style-name="T44">2</text:span>. <text:span text:style-name="T44">Фрагментация диазониевых катионов</text:span></text:p>
                </text:list-item>
              </text:list>
            </text:list-item>
          </text:list>
        </text:list-item>
      </text:list>
      <text:p text:style-name="P18">1</text:p>
      <text:list xml:id="list164926930489319" text:continue-numbering="true" text:style-name="WWNum1">
        <text:list-item>
          <text:list>
            <text:list-item>
              <text:list>
                <text:list-item>
                  <text:p text:style-name="P26"><text:span text:style-name="T44">3</text:span>.<text:span text:style-name="T44">3</text:span>. <text:span text:style-name="T44">Квантовохимический расчет энергии отщепления азота при фрагментации диазониевых катионов</text:span></text:p>
                </text:list-item>
              </text:list>
            </text:list-item>
          </text:list>
        </text:list-item>
      </text:list>
      <text:p text:style-name="P29">1</text:p>
      <text:list xml:id="list164925425172761" text:continue-numbering="true" text:style-name="WWNum1">
        <text:list-item>
          <text:list>
            <text:list-item>
              <text:list>
                <text:list-item>
                  <text:p text:style-name="P26"><text:span text:style-name="T44">3</text:span>.<text:span text:style-name="T44">4</text:span>. <text:span text:style-name="T44">Фрагментация комплексных катионов</text:span></text:p>
                </text:list-item>
              </text:list>
            </text:list-item>
          </text:list>
        </text:list-item>
      </text:list>
      <text:p text:style-name="P18">1</text:p>
      <text:list xml:id="list164926502454550" text:continue-numbering="true" text:style-name="WWNum1">
        <text:list-item>
          <text:list>
            <text:list-item>
              <text:list>
                <text:list-item>
                  <text:p text:style-name="P26"><text:span text:style-name="T44">3</text:span>.<text:span text:style-name="T44">5</text:span>. <text:span text:style-name="T44">Квантовохимический расчет прочности комплексных катионов</text:span></text:p>
                </text:list-item>
              </text:list>
            </text:list-item>
          </text:list>
        </text:list-item>
      </text:list>
      <text:p text:style-name="P20">Квантовохимические исследования</text:p>
      <text:p text:style-name="P3">По результатам анализа продуктов термического разложения <text:span text:style-name="T31">1</text:span><text:span text:style-name="T2">a</text:span><text:span text:style-name="T31">-</text:span><text:span text:style-name="T2">c</text:span>, <text:span text:style-name="T31">2</text:span>, <text:span text:style-name="T31">3</text:span> мы впервые провели расчет термодинамики этих процессов методом <text:span text:style-name="T1">DFT</text:span> RB3LYP/aug-cc-pVDZ. В результате расчетов были получены стационарные структуры без мнимых частот <text:span text:style-name="T1">IR</text:span> для солей <text:span text:style-name="T31">1</text:span><text:span text:style-name="T2">a</text:span><text:span text:style-name="T31">-</text:span><text:span text:style-name="T2">c</text:span>, <text:span text:style-name="T31">2</text:span>, <text:span text:style-name="T31">3 </text:span>и продуктов замещения диазониевой группы на анионы, декартовы координаты всех соединений и вычисленные термодинамические функции даны в приложении <text:span text:style-name="T38">2</text:span>. </text:p>
      <text:list xml:id="list164925875897743" text:continue-numbering="true" text:style-name="WWNum1">
        <text:list-item>
          <text:list>
            <text:list-item>
              <text:list>
                <text:list-item>
                  <text:h text:style-name="P36" text:outline-level="3"><text:soft-page-break/>4. Conclusions</text:h>
                </text:list-item>
                <text:list-item>
                  <text:p text:style-name="P26"><text:span text:style-name="T44">4</text:span>.<text:span text:style-name="T44">1.</text:span> <text:span text:style-name="T44">Образование комплексных ионов обусловлено высокой энергией взаимодействия катион-анион. Природа связи — ионная и водородная.</text:span></text:p>
                </text:list-item>
                <text:list-item>
                  <text:p text:style-name="P27"><text:span text:style-name="T44">4</text:span>.<text:span text:style-name="T45">2.</text:span> <text:span text:style-name="T45">В образование комплексных ионов участвует водород, в альфа-положении бензольного кольца. Причина повышенной стабильности тозилатных и трифлатных солей диазония. </text:span></text:p>
                </text:list-item>
                <text:list-item>
                  <text:p text:style-name="P28"><text:span text:style-name="T44">4</text:span>.<text:span text:style-name="T45">3.</text:span> <text:span text:style-name="T45">Особенности фрагментации 2-нитрофенилдиазония. Распад с отщеплением NO</text:span></text:p>
                </text:list-item>
                <text:list-item>
                  <text:p text:style-name="P26"><text:span text:style-name="T44">4</text:span>.<text:span text:style-name="T45">4.</text:span> <text:span text:style-name="T45">Прочность диазониевых катионов определяется природой и положением заместителя</text:span></text:p>
                </text:list-item>
                <text:list-item>
                  <text:p text:style-name="P26"><text:span text:style-name="T44">4</text:span>.<text:span text:style-name="T45">5.</text:span> <text:span text:style-name="T45">В следствии динамического равновесия при распаде диазониевого катиона, вакуум и атмосфера азота являются идеальной диэлектрической средой для проведении реакций или модификации поверхностей при ионизации элеткроспреем. Технологические возможности проведения подобных реакций. </text:span></text:p>
                </text:list-item>
              </text:list>
            </text:list-item>
          </text:list>
        </text:list-item>
      </text:list>
      <text:p text:style-name="P4"/>
      <text:list xml:id="list164925526257037" text:continue-numbering="true" text:style-name="WWNum1">
        <text:list-item>
          <text:list>
            <text:list-item>
              <text:list>
                <text:list-item>
                  <text:h text:style-name="P37" text:outline-level="3">References</text:h>
                </text:list-item>
              </text:list>
            </text:list-item>
          </text:list>
        </text:list-item>
        <text:list-item>
          <text:p text:style-name="P38"><text:span text:style-name="T15">1. (a) Zollinger, H. </text:span><text:span text:style-name="T20">Diazo Chemistry I: Aromatic and Heteroaromatic Compounds</text:span><text:span text:style-name="T15">; VCH, Weinheim, </text:span><text:span text:style-name="T17">1994</text:span><text:span text:style-name="T15">. (b) Roglands, A.; Pla-Quintana, A.; Moreno-Manas M. </text:span><text:span text:style-name="T20">Chem. Rev</text:span><text:span text:style-name="T15">. </text:span><text:span text:style-name="T17">2006</text:span><text:span text:style-name="T15">, </text:span><text:span text:style-name="T20">106</text:span><text:span text:style-name="T15">, 4622. (c) Bonin H.; Fouquet, E.; Felpin, F.-X. </text:span><text:span text:style-name="T20">Adv. Synth. Catal</text:span><text:span text:style-name="T15">. </text:span><text:span text:style-name="T17">2011</text:span><text:span text:style-name="T15">, </text:span><text:span text:style-name="T20">353</text:span><text:span text:style-name="T15">, 3063. (d) Mo, F.; Dong, G.; Zhang, Y.; Wang, </text:span><text:span text:style-name="T20">J. Org. Biomol. Chem</text:span><text:span text:style-name="T15">. </text:span><text:span text:style-name="T17">2013</text:span><text:span text:style-name="T15">, </text:span><text:span text:style-name="T20">11</text:span><text:span text:style-name="T15">, 1582. (e) Kölmel, D. K.; Jung, N.; Bräse, S. </text:span><text:span text:style-name="T20">Aust. J. Chem</text:span><text:span text:style-name="T15">. </text:span><text:span text:style-name="T17">2014</text:span><text:span text:style-name="T15">, </text:span><text:span text:style-name="T20">67</text:span><text:span text:style-name="T15">, 328. (f) Deadman, B. J.; Collins, S.G.; Maguire, A. R. </text:span><text:span text:style-name="T20">Chem. Eur. J.</text:span><text:span text:style-name="T15"> </text:span><text:span text:style-name="T17">2015</text:span><text:span text:style-name="T15">, </text:span><text:span text:style-name="T20">21</text:span><text:span text:style-name="T15">, 2298.</text:span></text:p>
        </text:list-item>
        <text:list-item>
          <text:p text:style-name="P30"><text:span text:style-name="T15">2. Mahouche-Chergui, S.; Gam-Derouich, S.; Manganey, C.; Chehimi, M. M. </text:span><text:span text:style-name="T20">Chem. Soc. Rev.</text:span><text:span text:style-name="T15"> </text:span><text:span text:style-name="T17">2011</text:span><text:span text:style-name="T15">, </text:span><text:span text:style-name="T20">40</text:span><text:span text:style-name="T15">, 4143.</text:span></text:p>
        </text:list-item>
        <text:list-item>
          <text:p text:style-name="P30"><text:span text:style-name="T15">3. </text:span><text:span text:style-name="T23">Filimonov V. D., Trusova M.E., Postnikov P.S., Krasnokutskaya E.A., Lee Y.M., Hwang H.Y., Kim H., Ki-Whan Chi. Unusually Stable, Versatile, and Pure Arenediazonium Tosylates: their Preparation, Structures, and Synthetic Applicability. </text:span><text:span text:style-name="T22">Org. Lett.</text:span><text:span text:style-name="T23">, </text:span><text:span text:style-name="T19">2008</text:span><text:span text:style-name="T23">, </text:span><text:span text:style-name="T22">10</text:span><text:span text:style-name="T23">, 3961-3964</text:span></text:p>
        </text:list-item>
        <text:list-item>
          <text:p text:style-name="P30"><text:span text:style-name="T23">4. </text:span><text:span text:style-name="T15">(a) Krasnokutskaya E.A., Semenischeva N.I., Filimonov V.D., Knochel P. </text:span><text:span text:style-name="T20">Synthesis</text:span><text:span text:style-name="T15">, </text:span><text:span text:style-name="T17">2007</text:span><text:span text:style-name="T15">, 81 (b) Gorlushko D.A., Filimonov V.D., Krasnokutskaya E.A., Semenischeva N.I., Go B.S., Hwang H.Y., Chi K-W. </text:span><text:span text:style-name="T20">Tetrahedron Lett.</text:span><text:span text:style-name="T15">, </text:span><text:span text:style-name="T17">2008</text:span><text:span text:style-name="T15">, </text:span><text:span text:style-name="T20">49</text:span><text:span text:style-name="T15">, 1080 (c) Moon M.E., Choi Y., Lee Y.M., Vajpayee V., Trusova M.E., Filimonov V.D., Chi K.-W. </text:span><text:span text:style-name="T20">Tetrahedron Lett.</text:span><text:span text:style-name="T15">, </text:span><text:span text:style-name="T17">2010</text:span><text:span text:style-name="T15">, </text:span><text:span text:style-name="T20">51</text:span><text:span text:style-name="T15">, 6769. (d) Lee Y.M., </text:span><text:soft-page-break/><text:span text:style-name="T15">Moon M.E., Vajpayee V., Filimonov V.D., Chi K.-W. </text:span><text:span text:style-name="T20">Tetrahedron</text:span><text:span text:style-name="T15">, </text:span><text:span text:style-name="T17">2010</text:span><text:span text:style-name="T15">, </text:span><text:span text:style-name="T20">66</text:span><text:span text:style-name="T15">, 7418. (e) Trusova M.E., Krasnokutskaya E.A. Postnikov, P.S., Choi Y.; Chi, K-W., Filimonov V.D.</text:span><text:span text:style-name="T16"> </text:span><text:span text:style-name="T21">Synthesis</text:span><text:span text:style-name="T16">, </text:span><text:span text:style-name="T18">2011</text:span><text:span text:style-name="T16">, 2154. (f) Riss, P. J.; Kuschel, S.; Aigbirhio, F. I. Tetrahedron Lett. 2012, 53, 1717; (g) Kutonova, K.V.; Trusova, M.E.; Postnikov, P.S.; Filimonov, V.D.; Parello, J. </text:span><text:span text:style-name="T21">Synthesis</text:span><text:span text:style-name="T16">. </text:span><text:span text:style-name="T18">2013</text:span><text:span text:style-name="T16">, </text:span><text:span text:style-name="T21">45</text:span><text:span text:style-name="T16">, 2706.</text:span></text:p>
        </text:list-item>
        <text:list-item>
          <text:p text:style-name="P30"><text:span text:style-name="T1">5. </text:span><text:span text:style-name="T15">(a) Velikorodov, A. V.; Ionova, V. A.; Temirbulatova, S. I.; Suvorova, M. A. Rus. J. Org. Chem. 2013, 49, 1004. (b) Tang, Z. Y.; Zhang, Y.; Wang, T.; Wang, W. Synlett. 2010, 804. (c) Chaturbhuj, G. U.; Akamanchi, K. C. Tetrahedron Lett. 2011, 52, 4950. (d) Vajpayee, V.; Song, Y. H.; Ahn, J. S.; Chi, K.-W. Bull. Korean Chem. Soc. 2011, 32, 2970. (e) Postnikov, P. S.; Trusova, M. E.; Fedushchak, T. A.; Uimin, M. A.; Ermakov, A. E.; Filimonov, V. D. </text:span><text:span text:style-name="T20">Nanotechnologies in Russia</text:span><text:span text:style-name="T15">, </text:span><text:span text:style-name="T17">2010</text:span><text:span text:style-name="T15">, </text:span><text:span text:style-name="T20">5</text:span><text:span text:style-name="T15">, 446. (f) Min, M.; Seo, S.; Lee, J.; Lee, S. M.; Hwang, E.; Lee, H. </text:span><text:span text:style-name="T20">Chem. Commun</text:span><text:span text:style-name="T15">. </text:span><text:span text:style-name="T17">2013</text:span><text:span text:style-name="T15">, </text:span><text:span text:style-name="T20">49</text:span><text:span text:style-name="T15">, 6289</text:span></text:p>
        </text:list-item>
        <text:list-item>
          <text:p text:style-name="P30"><text:span text:style-name="T15">6. (a) S.K. Dhingra, P. Nag, R. Saxena, Synthesis of Fluoro-Aromatics by Balz-Schiemann Reaction –A Greener Approach, Chem Sci Trans., 2015, 4(4), 1149-1155, (b) K. Al-saadie, I.M. Al-Mousawi, N.Abdul karime, National Journal of Chemistry, Volume 25, (2007) 195-205, (c) N. Kamigata, M. Kobayashi, H. Minato, Cationic Arylation. V. Reaction of Substituted Benzenes with p-Nitrophenyl Cation», Bulletin of the chemical society of Japan, vol. 45, 2047-2050 (1972), (d) Zhang, Y.; Tu, G.; Cao, W. Inclusion Complexation of Diphenylamine-4-diazonium </text:span><text:span text:style-name="T1">Chloride and p-Sulfonatocalix[4]arene</text:span><text:span text:style-name="T15">. Supramolec. Chem. </text:span><text:span text:style-name="T14">2002, 14, 473-475.</text:span></text:p>
        </text:list-item>
      </text:list>
      <text:p text:style-name="P9">7. (a) Jinyu Chen, Chao Zhao, Renxiang Wang, Shuguang Cao, Weixiao Cao, Photochemical and thermal decomposition of diphenylamine diazonium salts, Journal of Photochemistry and Photobiology A: Chemistry 125 (1999) 73-78, (b) M. Tsuda and S. Oikawa, Photochemical proton generation mechanism from onium salts, Journal of Photopolymer Science and Technology. Volume 3, Number 3 (1990) 249 – 258</text:p>
      <text:p text:style-name="P9">8. (a) R. Ullrich, Th. Grewer, Decomposition of aromatic diazonium compounds, Thermochimica Acta, 225 (1993) 201-211, (b) L.L. Brown, J.S. Drury, Nitrogen Isotope Effects in the Decomposition of Diazonium Salts, The Journal of Chemical Physics, Vol. 43, Number 5, 1 September 1965, (c) P.D. Storey, Calorimetric Studies of The Thermal Explosion Properties of Aromatic Diazonium Salts, Institution. Chem. Eng. Symposium Series 1981, No. 68. P. 1-3. P. 9</text:p>
      <text:p text:style-name="P10">9.</text:p>
      <text:p text:style-name="P9">10. U. Ticmanis, S. Wilker, G. Pantel, P. Guillaume, C. Balès, N. van der Meer, Principles of a STANAG for the estimation of the chemical stability of propellants by Heat Flow Calorimetry, Proc. Int Annu. Conf. ICT 31, 2 (2000).</text:p>
      <text:p text:style-name="P9">11. P. Guillaume, M. Rat, S. Wilker, G. Pantel, Microcalorimetric and Chemical Studies of Propellants Proc. Int Annu. Conf. ICT 29, 133 (1998). </text:p>
      <text:list xml:id="list5818684277213500021" text:style-name="WWNum3">
        <text:list-item>
          <text:p text:style-name="P21">J.D. Jonce, R. Dijkstra, P.B. Braun, The thermal, decomposition of o-hydroxy-diazonium compounds, Recueil, Vol. 68 (1949) 430-432</text:p>
        </text:list-item>
        <text:list-item>
          <text:p text:style-name="P21"/>
        </text:list-item>
        <text:list-item>
          <text:p text:style-name="P21"><text:soft-page-break/><text:s/>Makin, Fred Beresford (1939) A summary of some new reactions of Diazonium Chlorides, Durham theses, Durham University. Available at Durham E-Theses Online: http://etheses.dur.ac.uk/10358/</text:p>
        </text:list-item>
        <text:list-item>
          <text:p text:style-name="P21"/>
        </text:list-item>
        <text:list-item>
          <text:p text:style-name="P21">B. A. Abramovitch, W. A. Hymers, J. B. Rajan, R. Wilson, The thermal decomposition of diazonium salts: evidence for the formation of radical intermediates, Tetrahedron Letters No. 23, pp. 1507-1510, 1963 </text:p>
        </text:list-item>
        <text:list-item>
          <text:p text:style-name="P21"/>
        </text:list-item>
        <text:list-item>
          <text:p text:style-name="P21">B.D. Smith, The Investigation of The Decomposition of Diazonium Salts in Aqueous Solution, A thesis for the Degree Doctor of Philosophy. Georgia Institute of Technology (1996)</text:p>
        </text:list-item>
        <text:list-item>
          <text:p text:style-name="P21"/>
        </text:list-item>
        <text:list-item>
          <text:p text:style-name="P21"/>
        </text:list-item>
        <text:list-item>
          <text:p text:style-name="P21">T. J. Kemp, P. Pinot De Moria, The Photochemistry of Aryldiazonium Salts: Fundanental aspects and Applications to Reprographic Processes, Rev. Port. Quím., 17 (1975) <text:s/>174-182</text:p>
        </text:list-item>
        <text:list-item>
          <text:p text:style-name="P21">G. Smets, A. Aerts, J. Van Eurum, Photochemical Initiation of Cationic Polymerization and Its Kinetics, Polymer Journal, Vol.2, No. 9, pp 539-547 (1980)</text:p>
        </text:list-item>
        <text:list-item>
          <text:p text:style-name="P21"/>
        </text:list-item>
        <text:list-item>
          <text:p text:style-name="P21">L.L. Brown, J.S. Drury, Nitrogen Isotope Effects in the Decomposition of Diazonium Salts, The Journal of Chemical Physics, Vol. 43, Number 5, 1 September 1965</text:p>
        </text:list-item>
        <text:list-item>
          <text:p text:style-name="P21"/>
        </text:list-item>
        <text:list-item>
          <text:p text:style-name="P22"/>
        </text:list-item>
        <text:list-item>
          <text:p text:style-name="P21"/>
        </text:list-item>
        <text:list-item>
          <text:p text:style-name="P21">http://www.unece.org/trans/danger/danger.html</text:p>
        </text:list-item>
      </text:list>
      <text:p text:style-name="P13"/>
      <text:p text:style-name="P12"><text:span text:style-name="T39">Приложение </text:span><text:span text:style-name="T40">1. </text:span><text:span text:style-name="T41">Результаты квантовохимических расчетов структур диазониевых катионов</text:span></text:p>
      <text:p text:style-name="P11"><text:span text:style-name="T39">Приложение </text:span><text:span text:style-name="T41">2</text:span><text:span text:style-name="T40">. </text:span><text:span text:style-name="T41">Результаты квантовохимических расчетов структур фенильных катионов (синглет-триплетные состояния)</text:span></text:p>
      <text:p text:style-name="P11"><text:span text:style-name="T39">Приложение </text:span><text:span text:style-name="T41">3</text:span><text:span text:style-name="T40">. </text:span><text:span text:style-name="T41">Фрагментация комплексных катионов</text:span></text:p>
      <text:p text:style-name="P8">Приложение <text:span text:style-name="T46">4</text:span>. <text:span text:style-name="T46">Результаты к</text:span>вантовохимических расчетов <text:span text:style-name="T46">структур комплексных частиц</text:span></text:p>
      <text:p text:style-name="P14"/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cm" fo:margin-right="0cm" fo:margin-top="0.25cm" fo:margin-bottom="0cm" loext:contextual-spacing="false" fo:text-indent="1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выноски1" style:display-name="Текст выноски1" style:family="paragraph" style:parent-style-name="Standard" style:default-outline-level="">
      <style:paragraph-properties fo:line-height="100%" fo:text-align="start" style:justify-single-word="false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Основной_20_шрифт_20_абзаца2" style:display-name="Основной шрифт абзаца2" style:family="text"/>
    <style:style style:name="Текст_20_выноски_20_Знак1" style:display-name="Текст выноски Знак1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Noto Sans CJK SC Regular" style:font-family-asian="'Noto Sans CJK SC Regular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#ffffff" style:writing-mode="lr-tb" style:layout-grid-color="#c0c0c0" style:layout-grid-lines="44" style:layout-grid-base-height="0.365cm" style:layout-grid-ruby-height="0.208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</meta:initial-creator>
    <meta:editing-cycles>327</meta:editing-cycles>
    <meta:print-date>1900-12-31T17:00:00</meta:print-date>
    <meta:creation-date>2017-06-12T04:04:00</meta:creation-date>
    <dc:date>2018-06-13T16:49:24.914497090</dc:date>
    <meta:editing-duration>P4DT1H46M43S</meta:editing-duration>
    <meta:generator>LibreOffice/5.2.7.2$Linux_X86_64 LibreOffice_project/20m0$Build-2</meta:generator>
    <meta:document-statistic meta:table-count="0" meta:image-count="0" meta:object-count="0" meta:page-count="9" meta:paragraph-count="87" meta:word-count="2426" meta:character-count="18031" meta:non-whitespace-character-count="156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